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0.85cm" fo:min-width="9.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3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svg:stroke-color="#ff3333" draw:fill="none" draw:textarea-horizontal-align="justify" draw:textarea-vertical-align="middle" draw:auto-grow-height="false" fo:min-height="0.85cm" fo:min-width="1.5cm"/>
    </style:style>
    <style:style style:name="gr6" style:family="graphic" style:parent-style-name="standard">
      <style:graphic-properties draw:stroke="none" svg:stroke-color="#000000" draw:fill="none" draw:fill-color="#ffffff" fo:min-height="0.957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2.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05cm" fo:min-width="5.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2.15cm"/>
    </style:style>
    <style:style style:name="gr11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P6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4" draw:id="id4" draw:layer="layout" svg:width="9.9cm" svg:height="11.1cm" svg:x="6.2cm" svg:y="1.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2cm" svg:y1="3.5cm" svg:x2="16.1cm" svg:y2="3.5cm">
          <text:p/>
        </draw:line>
        <draw:custom-shape draw:style-name="gr3" draw:text-style-name="P2" draw:layer="layout" svg:width="3.5cm" svg:height="1.2cm" svg:x="9.5cm" svg:y="11cm">
          <text:p text:style-name="P2">Pedir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7cm" svg:height="1.2cm" svg:x="9.9cm" svg:y="6.2cm">
          <draw:text-box>
            <text:p>Mapa</text:p>
          </draw:text-box>
        </draw:frame>
        <draw:custom-shape draw:style-name="gr5" draw:text-style-name="P1" draw:layer="layout" svg:width="2cm" svg:height="1.1cm" svg:x="6.5cm" svg:y="2.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7cm" svg:height="1.207cm" svg:x="6.765cm" svg:y="2.228cm">
          <draw:text-box>
            <text:p text:style-name="P4"><text:span text:style-name="T1">Icono</text:span></text:p>
          </draw:text-box>
        </draw:frame>
        <draw:custom-shape draw:style-name="gr7" draw:text-style-name="P6" xml:id="id1" draw:id="id1" draw:layer="layout" svg:width="3cm" svg:height="1.2cm" svg:x="12.9cm" svg:y="2.1cm">
          <text:p text:style-name="P6"><text:span text:style-name="T1">Configuració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9.9cm" svg:height="11.1cm" svg:x="6.2cm" svg:y="16.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2cm" svg:y1="18.5cm" svg:x2="16.1cm" svg:y2="18.5cm">
          <text:p/>
        </draw:line>
        <draw:custom-shape draw:style-name="gr5" draw:text-style-name="P1" draw:layer="layout" svg:width="2cm" svg:height="1.1cm" svg:x="6.5cm" svg:y="17.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7cm" svg:height="1.207cm" svg:x="6.765cm" svg:y="17.228cm">
          <draw:text-box>
            <text:p text:style-name="P4"><text:span text:style-name="T1">Icono</text:span></text:p>
          </draw:text-box>
        </draw:frame>
        <draw:custom-shape draw:style-name="gr8" draw:text-style-name="P1" draw:layer="layout" svg:width="6.2cm" svg:height="1.3cm" svg:x="8.1cm" svg:y="20.4cm">
          <text:p text:style-name="P2">Ingresar ubicació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cm" svg:height="1.2cm" svg:x="9.4cm" svg:y="26.1cm">
          <text:p text:style-name="P2">Pedir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line-skew="0.799cm" svg:x1="15.9cm" svg:y1="2.7cm" svg:x2="16.1cm" svg:y2="22.45cm" draw:start-shape="id1" draw:start-glue-point="1" draw:end-shape="id2" svg:d="M15900 2700h1500v19750h-1300" svg:viewBox="0 0 1501 19751">
          <text:p/>
        </draw:connector>
        <draw:frame draw:style-name="gr10" draw:text-style-name="P3" draw:layer="layout" svg:width="4.6cm" svg:height="3.095cm" svg:x="15.9cm" svg:y="13.305cm">
          <draw:text-box>
            <text:p>Ingresar</text:p>
            <text:p>Ubicación</text:p>
            <text:p>Manualmente</text:p>
            <text:p>(opcional)</text:p>
          </draw:text-box>
        </draw:frame>
        <draw:frame draw:style-name="gr11" draw:text-style-name="P3" xml:id="id3" draw:id="id3" draw:layer="layout" svg:width="4.6cm" svg:height="2cm" svg:x="1.3cm" svg:y="2.7cm">
          <draw:text-box>
            <text:p>Localización</text:p>
            <text:p>automática</text:p>
          </draw:text-box>
        </draw:frame>
        <draw:connector draw:style-name="gr9" draw:text-style-name="P1" draw:layer="layout" svg:x1="3.6cm" svg:y1="4.7cm" svg:x2="6.2cm" svg:y2="7.45cm" draw:start-shape="id3" draw:start-glue-point="2" draw:end-shape="id4" draw:end-glue-point="3" svg:d="M3600 4700v2750h2600" svg:viewBox="0 0 2601 27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</meta:initial-creator>
    <meta:creation-date>2016-07-21T01:26:25.139216681</meta:creation-date>
    <dc:date>2016-07-21T01:37:45.539929691</dc:date>
    <dc:creator>sebastian </dc:creator>
    <meta:editing-duration>PT11M20S</meta:editing-duration>
    <meta:editing-cycles>1</meta:editing-cycles>
    <meta:document-statistic meta:object-count="17"/>
    <meta:generator>LibreOffice/5.0.3.2$Linux_X86_64 LibreOffice_project/00m0$Build-2</meta:generator>
  </office:meta>
</office:document-meta>
</file>